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r_20_defecte-title">
      <style:graphic-properties draw:fill-color="#ffffff" draw:auto-grow-height="true" fo:min-height="3.507cm"/>
    </style:style>
    <style:style style:name="pr2" style:family="presentation" style:parent-style-name="Per_20_defecte-subtitle">
      <style:graphic-properties draw:fill-color="#ffffff" draw:auto-grow-height="true" fo:min-height="13.86cm"/>
    </style:style>
    <style:style style:name="pr3" style:family="presentation" style:parent-style-name="Per_20_defect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size="24pt"/>
    </style:style>
    <style:style style:name="T2" style:family="text">
      <style:text-properties fo:font-size="26pt"/>
    </style:style>
    <style:style style:name="T3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1. Dispositivos móviles</text:p>
            <text:p text:style-name="P1">Características de los dispositivos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spositivos conectados</text:p>
          </draw:text-box>
        </draw:frame>
        <draw:frame presentation:style-name="pr2" draw:text-style-name="P1" draw:layer="layout" svg:width="25.199cm" svg:height="17.725cm" svg:x="1.4cm" svg:y="2.982cm" presentation:class="subtitle" presentation:user-transformed="true">
          <draw:text-box>
            <text:p text:style-name="P1"/>
            <text:p text:style-name="P1"><text:s/>Dispositivos con pequeños ordenadores embebidos</text:p>
            <text:p text:style-name="P1"><text:s/>Tienen la capacidad de conectarse a la red</text:p>
            <text:p text:style-name="P1"><text:s text:c="2"/>– Dispositivos móviles de información</text:p>
            <text:p text:style-name="P1"><text:s text:c="6"/>• MIDs: Mobile Information Devices</text:p>
            <text:p text:style-name="P1"><text:s text:c="6"/>• Teléfonos móviles, PDAs, etc</text:p>
            <text:p text:style-name="P1"><text:s text:c="2"/>– Descodificadores de TV (set top boxes)</text:p>
            <text:p text:style-name="P1"><text:s text:c="2"/>– Electrodomésticos</text:p>
            <text:p text:style-name="P1"><text:s text:c="2"/>– Impresoras de red</text:p>
            <text:p text:style-name="P1"><text:s text:c="27"/>sin interfaz</text:p>
            <text:p text:style-name="P1"><text:s text:c="2"/>– Routers</text:p>
            <text:p text:style-name="P1"><text:s text:c="2"/>– etc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mitaciones de los dispositivos</text:p>
          </draw:text-box>
        </draw:frame>
        <draw:frame presentation:style-name="pr2" draw:text-style-name="P1" draw:layer="layout" svg:width="25.199cm" svg:height="16.459cm" svg:x="1.4cm" svg:y="3.615cm" presentation:class="subtitle" presentation:user-transformed="true">
          <draw:text-box>
            <text:p text:style-name="P1"/>
            <text:p text:style-name="P1"><text:s/>Escasa memoria</text:p>
            <text:p text:style-name="P1"><text:s text:c="2"/>– Normalmente 128-512Kb de RAM</text:p>
            <text:p text:style-name="P1"><text:s/>CPU lenta</text:p>
            <text:p text:style-name="P1"><text:s text:c="2"/>– 1-10 MIPS (Pentium 4 3.0GHz, ~10000 MIPS)</text:p>
            <text:p text:style-name="P1"><text:s/>Pequeña pantalla</text:p>
            <text:p text:style-name="P1"><text:s text:c="2"/>– 96x65 – 178x201 píxeles, monocromo – 65536 colores</text:p>
            <text:p text:style-name="P1"><text:s/>Dispositivos de entrada restringidos</text:p>
            <text:p text:style-name="P1"><text:s text:c="2"/>– Teclado 0-9, #, *</text:p>
            <text:p text:style-name="P1"><text:s/>Fuentes de texto limitadas</text:p>
            <text:p text:style-name="P1"><text:s text:c="2"/>– Normalmente sólo una fuente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/>Redes de telefonía celular</text:p>
          </draw:text-box>
        </draw:frame>
        <draw:frame presentation:style-name="pr2" draw:text-style-name="P1" draw:layer="layout" svg:width="25.199cm" svg:height="15.427cm" svg:x="1.4cm" svg:y="4.131cm" presentation:class="subtitle" presentation:user-transformed="true">
          <draw:text-box>
            <text:p text:style-name="P1"><text:span text:style-name="T1"/></text:p>
            <text:p text:style-name="P1"><text:span text:style-name="T1">1G: Red analógica</text:span></text:p>
            <text:p text:style-name="P1"><text:span text:style-name="T1"><text:s/>– </text:span><text:span text:style-name="T1">Sólo voz</text:span></text:p>
            <text:p text:style-name="P1"><text:span text:style-name="T1">2G: Red digital</text:span></text:p>
            <text:p text:style-name="P1"><text:span text:style-name="T1"><text:s/>– </text:span><text:span text:style-name="T1">Voz y datos</text:span></text:p>
            <text:p text:style-name="P1"><text:span text:style-name="T1"><text:s/>– </text:span><text:span text:style-name="T1">GSM (Global System for Mobile communications) en toda Europa</text:span></text:p>
            <text:p text:style-name="P1"><text:span text:style-name="T1"><text:s/>– </text:span><text:span text:style-name="T1">Red no IP</text:span></text:p>
            <text:p text:style-name="P1"><text:span text:style-name="T1"><text:s text:c="5"/>• </text:span><text:span text:style-name="T1">Protocolos WAP</text:span></text:p>
            <text:p text:style-name="P1"><text:span text:style-name="T1"><text:s text:c="5"/>• </text:span><text:span text:style-name="T1">Un gateway conecta la red móvil (WAP) a la red Internet (TCP/IP)</text:span></text:p>
            <text:p text:style-name="P1"><text:span text:style-name="T1"><text:s/>– </text:span><text:span text:style-name="T1">Conmutación de circuitos (Circuit Switched Data, CSD)</text:span></text:p>
            <text:p text:style-name="P1"><text:span text:style-name="T1"><text:s text:c="5"/>• </text:span><text:span text:style-name="T1">9’6kbps</text:span></text:p>
            <text:p text:style-name="P1"><text:span text:style-name="T1"><text:s text:c="5"/>• </text:span><text:span text:style-name="T1">Se ocupa un canal de comunicación de forma permanente</text:span></text:p>
            <text:p text:style-name="P1"><text:span text:style-name="T1"><text:s text:c="5"/>• </text:span><text:span text:style-name="T1">Se cobra por tiempo de conexión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Redes de telefonía celular (2)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<text:span text:style-name="T1">2,5G: GPRS (General Packet Radio Service)</text:span></text:p>
            <text:p text:style-name="P1"><text:span text:style-name="T1"><text:s/>– </text:span><text:span text:style-name="T1">Transmisión de paquetes</text:span></text:p>
            <text:p text:style-name="P1"><text:span text:style-name="T1"><text:s text:c="5"/>• </text:span><text:span text:style-name="T1">No ocupa un canal de forma permanente</text:span></text:p>
            <text:p text:style-name="P1"><text:span text:style-name="T1"><text:s text:c="5"/>• </text:span><text:span text:style-name="T1">Hasta 144kbps teóricamente (40kbps en la práctica)</text:span></text:p>
            <text:p text:style-name="P1"><text:span text:style-name="T1"><text:s text:c="5"/>• </text:span><text:span text:style-name="T1">Cobra por volumen de información transmitida</text:span></text:p>
            <text:p text:style-name="P1"><text:span text:style-name="T1"><text:s/>– </text:span><text:span text:style-name="T1">Se implementa sobre la misma red GSM</text:span></text:p>
            <text:p text:style-name="P1"><text:span text:style-name="T1">3G: Banda ancha</text:span></text:p>
            <text:p text:style-name="P1"><text:span text:style-name="T1"><text:s/>– </text:span><text:span text:style-name="T1">Red UMTS (Universal Mobile Telephony System)</text:span></text:p>
            <text:p text:style-name="P1"><text:span text:style-name="T1"><text:s/>– </text:span><text:span text:style-name="T1">Entre 384kbps y 2Mbps</text:span></text:p>
            <text:p text:style-name="P1"><text:span text:style-name="T1"><text:s/>– </text:span><text:span text:style-name="T1">Servicios multimedia</text:span></text:p>
            <text:p text:style-name="P1"><text:span text:style-name="T1"><text:s text:c="5"/>• </text:span><text:span text:style-name="T1">Videoconferencia, TV, música, etc</text:span></text:p>
            <text:p text:style-name="P1"><text:span text:style-name="T1"><text:s/>– </text:span><text:span text:style-name="T1">Transmisión de paquetes</text:span></text:p>
            <text:p text:style-name="P1"><text:span text:style-name="T1"><text:s/>– </text:span><text:span text:style-name="T1">Requiere nueva infraestructura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ectividad de los MIDs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<text:span text:style-name="T2">Los dispositivos deben conectarse para descargar las</text:span></text:p>
            <text:p text:style-name="P1"><text:span text:style-name="T2">aplicaciones</text:span></text:p>
            <text:p text:style-name="P1"><text:span text:style-name="T2"><text:s/>– </text:span><text:span text:style-name="T2">Over The Air (OTA)</text:span></text:p>
            <text:p text:style-name="P1"><text:span text:style-name="T2"><text:s text:c="5"/>• </text:span><text:span text:style-name="T2">Conexión a Internet usando la red móvil (GSM, GPRS, UMTS)</text:span></text:p>
            <text:p text:style-name="P1"><text:span text:style-name="T2"><text:s/>– </text:span><text:span text:style-name="T2">Cable serie o USB</text:span></text:p>
            <text:p text:style-name="P1"><text:span text:style-name="T2"><text:s text:c="5"/>• </text:span><text:span text:style-name="T2">Conexión física</text:span></text:p>
            <text:p text:style-name="P1"><text:span text:style-name="T2"><text:s/>– </text:span><text:span text:style-name="T2">Infrarrojos</text:span></text:p>
            <text:p text:style-name="P1"><text:span text:style-name="T2"><text:s text:c="5"/>• </text:span><text:span text:style-name="T2">Los dispositivos deben verse entre si</text:span></text:p>
            <text:p text:style-name="P1"><text:span text:style-name="T2"><text:s/>– </text:span><text:span text:style-name="T2">Bluetooth</text:span></text:p>
            <text:p text:style-name="P1"><text:span text:style-name="T2"><text:s text:c="5"/>• </text:span><text:span text:style-name="T2">Ondas de radio (10 metros de alcance)</text:span></text:p>
            <text:p text:style-name="P1"><text:span text:style-name="T2"><text:s text:c="5"/>• </text:span><text:span text:style-name="T2">Alta velocidad (723kbit/s)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AP (Wireless Application Protocol)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><text:s/></text:span><text:span text:style-name="T1">Estándar para aplicaciones de Internet en móviles</text:span></text:p>
            <text:p text:style-name="P1"><text:span text:style-name="T1"><text:s text:c="2"/>– </text:span><text:span text:style-name="T1">Define un conjunto de protocolos</text:span></text:p>
            <text:p text:style-name="P1"><text:span text:style-name="T1"><text:s/></text:span><text:span text:style-name="T1">Objetivo</text:span></text:p>
            <text:p text:style-name="P1"><text:span text:style-name="T1"><text:s text:c="2"/>– </text:span><text:span text:style-name="T1">Permitir acceder a aplicaciones de Internet desde móviles</text:span></text:p>
            <text:p text:style-name="P1"><text:span text:style-name="T1"><text:s text:c="2"/>– </text:span><text:span text:style-name="T1">Poder realizar aplicaciones independientes del fabricante,</text:span></text:p>
            <text:p text:style-name="P1"><text:span text:style-name="T1"><text:s text:c="4"/></text:span><text:span text:style-name="T1">operador, y tipo de red de los dispositivos</text:span></text:p>
            <text:p text:style-name="P1"><text:span text:style-name="T1"><text:s/></text:span><text:span text:style-name="T1">Documentos en lenguaje WML</text:span></text:p>
            <text:p text:style-name="P1"><text:span text:style-name="T1"><text:s text:c="2"/>– </text:span><text:span text:style-name="T1">Lenguaje basado en XML orientado a móviles</text:span></text:p>
            <text:p text:style-name="P1"><text:span text:style-name="T1"><text:s/></text:span><text:span text:style-name="T1">A partir de WAP 2.0</text:span></text:p>
            <text:p text:style-name="P1"><text:span text:style-name="T1"><text:s text:c="2"/>– </text:span><text:span text:style-name="T1">Se adopta XHTML Mobile Profile como estándar</text:span></text:p>
            <text:p text:style-name="P1"><text:span text:style-name="T1"><text:s text:c="2"/>– </text:span><text:span text:style-name="T1">Soporta WAP CSS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2. Clientes para móviles</text:p>
            <text:p text:style-name="P1">Tipos de clientes para móviles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Pendiente gráfica tipo aplicaciones (Thin, Thick, Standalone)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<text:s/></text:span><text:span text:style-name="T1">Clientes thin</text:span>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>Todo el procesamiento se realiza en el servidor</text:span></text:p>
            <text:p text:style-name="P1"><text:span text:style-name="T1"><text:s/>– </text:span><text:span text:style-name="T1">El cliente sólo se ocupa de la interfaz de usuario (UI)</text:span></text:p>
            <text:p text:style-name="P1"><text:span text:style-name="T1">El cliente normalmente se compone de:</text:span></text:p>
            <text:p text:style-name="P1"><text:span text:style-name="T1"><text:s/>– </text:span><text:span text:style-name="T1">Navegador</text:span></text:p>
            <text:p text:style-name="P1"><text:span text:style-name="T1"><text:s/>– </text:span><text:span text:style-name="T1">Documento web (p.ej. HTML)</text:span></text:p>
            <text:p text:style-name="P1"><text:span text:style-name="T1">Descarga documentos y los muestra en un navegador</text:span></text:p>
            <text:p text:style-name="P1"><text:span text:style-name="T1">Los documentos HTML no son adecuados para móviles</text:span></text:p>
            <text:p text:style-name="P1"><text:span text:style-name="T1"><text:s/>– </text:span><text:span text:style-name="T1">Se definen nuevos tipos de documentos</text:span></text:p>
            <text:p text:style-name="P1"><text:span text:style-name="T1"><text:s text:c="6"/>• </text:span><text:span text:style-name="T1">WML, XHTML-MP, cHTML, …</text:span></text:p>
            <text:p text:style-name="P1"><text:span text:style-name="T1"><text:s/>– </text:span><text:span text:style-name="T1">Se muestran en un navegador que los soporte</text:span></text:p>
            <text:p text:style-name="P1"><text:span text:style-name="T1"><text:s text:c="6"/>• </text:span><text:span text:style-name="T1">Microbrowser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ientes thick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<text:span text:style-name="T3"/></text:p>
            <text:p text:style-name="P1"><text:span text:style-name="T3"><text:s/></text:span><text:span text:style-name="T3">La aplicación se descarga e instala en el cliente</text:span></text:p>
            <text:p text:style-name="P1"><text:span text:style-name="T3"><text:s text:c="2"/>– </text:span><text:span text:style-name="T3">Se ejecuta de forma local</text:span></text:p>
            <text:p text:style-name="P1"><text:span text:style-name="T3"><text:s text:c="2"/>– </text:span><text:span text:style-name="T3">Trabaja de forma coordinada con el servidor</text:span></text:p>
            <text:p text:style-name="P1"><text:span text:style-name="T3"><text:s text:c="2"/>– </text:span><text:span text:style-name="T3">Realiza en el cliente todo el procesamiento posible</text:span></text:p>
            <text:p text:style-name="P1"><text:span text:style-name="T3"><text:s/></text:span><text:span text:style-name="T3">Aplicaciones dedicadas</text:span></text:p>
            <text:p text:style-name="P1"><text:span text:style-name="T3"><text:s text:c="2"/>– </text:span><text:span text:style-name="T3">Para una tarea concreta</text:span></text:p>
            <text:p text:style-name="P1"><text:span text:style-name="T3"><text:s/></text:span><text:span text:style-name="T3">Sólo necesita intercambiar información, no presentación</text:span></text:p>
            <text:p text:style-name="P1"><text:span text:style-name="T3"><text:s text:c="2"/>– </text:span><text:span text:style-name="T3">Los documentos web (p.e. HTML) no sirven</text:span></text:p>
            <text:p text:style-name="P1"><text:span text:style-name="T3"><text:s/></text:span><text:span text:style-name="T3">Se puede comunicar mediante diferentes protocolos</text:span></text:p>
            <text:p text:style-name="P1"><text:span text:style-name="T3"><text:s text:c="2"/>– </text:span><text:span text:style-name="T3">Servicios Web</text:span></text:p>
            <text:p text:style-name="P1"><text:span text:style-name="T3"><text:s text:c="2"/>– </text:span><text:span text:style-name="T3">RPC</text:span></text:p>
            <text:p text:style-name="P1"><text:span text:style-name="T3"><text:s text:c="2"/>– </text:span><text:span text:style-name="T3">Otros protocolos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ecnologías para clientes thick</text:p>
          </draw:text-box>
        </draw:frame>
        <draw:frame presentation:style-name="pr2" draw:text-style-name="P1" draw:layer="layout" svg:width="25.199cm" svg:height="14.287cm" svg:x="1.4cm" svg:y="4.701cm" presentation:class="subtitle" presentation:user-transformed="true">
          <draw:text-box>
            <text:p text:style-name="P1"><text:span text:style-name="T3"/></text:p>
            <text:p text:style-name="P1"><text:span text:style-name="T3">Sistema operativo</text:span></text:p>
            <text:p text:style-name="P1"><text:span text:style-name="T3"><text:s/>– </text:span><text:span text:style-name="T3">Symbian OS, Palm OS, Windows Pocket PC, etc</text:span></text:p>
            <text:p text:style-name="P1"><text:span text:style-name="T3"><text:s/>– </text:span><text:span text:style-name="T3">Poco portable</text:span></text:p>
            <text:p text:style-name="P1"><text:span text:style-name="T3"><text:s/>– </text:span><text:span text:style-name="T3">Requiere aprender nuevas APIs</text:span></text:p>
            <text:p text:style-name="P1"><text:span text:style-name="T3"><text:s/>– </text:span><text:span text:style-name="T3">Problemas de seguridad</text:span></text:p>
            <text:p text:style-name="P1"><text:span text:style-name="T3">Runtime Environments</text:span></text:p>
            <text:p text:style-name="P1"><text:span text:style-name="T3"><text:s/>– </text:span><text:span text:style-name="T3">BREW</text:span></text:p>
            <text:p text:style-name="P1"><text:span text:style-name="T3"><text:s text:c="5"/>• </text:span><text:span text:style-name="T3">Soportado por pocos dispositivos</text:span></text:p>
            <text:p text:style-name="P1"><text:span text:style-name="T3"><text:s text:c="5"/>• </text:span><text:span text:style-name="T3">Requiere aprender una nueva API</text:span></text:p>
            <text:p text:style-name="P1"><text:span text:style-name="T3"><text:s/>– </text:span><text:span text:style-name="T3">J2ME</text:span></text:p>
            <text:p text:style-name="P1"><text:span text:style-name="T3"><text:s text:c="5"/>• </text:span><text:span text:style-name="T3">Soportado por gran cantidad de dispositivos</text:span></text:p>
            <text:p text:style-name="P1"><text:span text:style-name="T3"><text:s text:c="5"/>• </text:span><text:span text:style-name="T3">Existe una gran comunidad de desarrolladores Java</text:span></text:p>
            <text:p text:style-name="P1"><text:span text:style-name="T3"><text:s/>– </text:span><text:span text:style-name="T3">.NET Compact Framework</text:span></text:p>
            <text:p text:style-name="P1"><text:span text:style-name="T3"><text:s text:c="5"/>• </text:span><text:span text:style-name="T3">Soportado en Pocket PC, Windows CE y Windows Mobile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¿Thick o Thin?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><text:s/></text:span><text:span text:style-name="T1">Thin</text:span></text:p>
            <text:p text:style-name="P1"><text:span text:style-name="T1"><text:s text:c="4"/></text:span><text:span text:style-name="T1">Requiere conectar a la red para descargar cada documento</text:span></text:p>
            <text:p text:style-name="P1"><text:span text:style-name="T1"><text:s text:c="6"/>• </text:span><text:span text:style-name="T1">Velocidad de descarga lenta en móviles</text:span></text:p>
            <text:p text:style-name="P1"><text:span text:style-name="T1"><text:s text:c="4"/></text:span><text:span text:style-name="T1">Limitado a las posibilidades del navegador</text:span></text:p>
            <text:p text:style-name="P1"><text:span text:style-name="T1"><text:s text:c="4"/></text:span><text:span text:style-name="T1">Fácil de mantener</text:span></text:p>
            <text:p text:style-name="P1"><text:span text:style-name="T1"><text:s/></text:span><text:span text:style-name="T1">Thick</text:span></text:p>
            <text:p text:style-name="P1"><text:span text:style-name="T1"><text:s text:c="4"/></text:span><text:span text:style-name="T1">Mantenimiento costoso</text:span></text:p>
            <text:p text:style-name="P1"><text:span text:style-name="T1"><text:s text:c="4"/></text:span><text:span text:style-name="T1">Interfaz de usuario (UI) más flexible</text:span></text:p>
            <text:p text:style-name="P1"><text:span text:style-name="T1"><text:s text:c="4"/></text:span><text:span text:style-name="T1">Minimiza el tráfico en la red</text:span></text:p>
            <text:p text:style-name="P1"><text:span text:style-name="T1"><text:s text:c="6"/>• </text:span><text:span text:style-name="T1">Intercambia con el servidor sólo la información necesaria</text:span></text:p>
            <text:p text:style-name="P1"><text:span text:style-name="T1"><text:s text:c="6"/>• </text:span><text:span text:style-name="T1">Puede funcionar sin conexión</text:span></text:p>
            <text:p text:style-name="P1"><text:span text:style-name="T1"><text:s text:c="4"/></text:span><text:span text:style-name="T1">Mayor rendimiento multimedia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3</text:page-number></text:p>
        </draw:text-box>
      </draw:frame>
    </style:handout-master>
    <style:master-page style:name="Per_20_defecte" style:display-name="Per defecte" style:page-layout-name="PM1" draw:style-name="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3</text:page-number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2-15T17:16:40</meta:creation-date>
    <dc:date>2006-02-15T17:34:46</dc:date>
    <dc:language>ca-ES</dc:language>
    <meta:editing-cycles>9</meta:editing-cycles>
    <meta:editing-duration>PT18M11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